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rofile</text:p>
      <text:p text:style-name="P2"/>
      <text:p text:style-name="P1"><text:span text:style-name="T1">Each character has the following </text:span><text:span text:style-name="T2">Basic Profile</text:span><text:span text:style-name="T3">, a series of statistics that describes a character's proficiency in a general area.</text:span></text:p>
      <text:p text:style-name="P3"/>
      <text:p text:style-name="P4">Fighting Prowess (FP)</text:p>
      <text:p text:style-name="P3">Common values: 7-12</text:p>
      <text:p text:style-name="P4"/>
      <text:p text:style-name="P4">Bow Skill (BS)</text:p>
      <text:p text:style-name="P3">Common values: 7-12</text:p>
      <text:p text:style-name="P4"/>
      <text:p text:style-name="P4">Strength (S)</text:p>
      <text:p text:style-name="P3">Common values: 7-12</text:p>
      <text:p text:style-name="P4"/>
      <text:p text:style-name="P4">Attacks (A)</text:p>
      <text:p text:style-name="P3">Common values: 1</text:p>
      <text:p text:style-name="P4"/>
      <text:p text:style-name="P4">Mind (M)</text:p>
      <text:p text:style-name="P3">Common values: 7-12</text:p>
      <text:p text:style-name="P4"/>
      <text:p text:style-name="P4">Dexterity (D)</text:p>
      <text:p text:style-name="P3">Common values: 7-12</text:p>
      <text:p text:style-name="P4"/>
      <text:p text:style-name="P4">Bravery (B)</text:p>
      <text:p text:style-name="P3">Common values: 7-12</text:p>
      <text:p text:style-name="P4"/>
      <text:p text:style-name="P4">Speed (Sp)</text:p>
      <text:p text:style-name="P3">In metres per second.</text:p>
      <text:p text:style-name="P3"/>
      <text:p text:style-name="P4">Endurance (End)</text:p>
      <text:p text:style-name="P3">Common values: 20+</text:p>
      <text:p text:style-name="P3"/>
      <text:p text:style-name="P3">Should fighting skill be separate to strength? N</text:p>
      <text:p text:style-name="P3">Should dexterity be used for ranged combat? N</text:p>
      <text:p text:style-name="P3"/>
      <text:p text:style-name="P3">There should be no "toughness" - though some NPCs may have a "natural armour" (similar to having a "natural weapon").</text:p>
      <text:p text:style-name="P3"/>
      <text:p text:style-name="P3">Most characters should have 1 attack - better fighting ability should be represented through FP. But multiple attacks allows powerful enemies to potentially get multiple hits. For simplicity, the number of attacks should always be an integer.</text:p>
      <text:p text:style-name="P3"/>
      <text:p text:style-name="P4">Hand-to-Hand Combat</text:p>
      <text:p text:style-name="P3"/>
      <text:p text:style-name="P3">To hit, calculate 2D6 + FP for attacker and defender. The attacker hits if his roll is greater.</text:p>
      <text:p text:style-name="P3"/>
      <text:p text:style-name="P3">Damage is calculated as weapon damage - defender armour.</text:p>
      <text:p text:style-name="P3"/>
      <text:p text:style-name="P3">If a player rolls 2D6 equal to or less than S, then the damage is increased by 1.</text:p>
      <text:p text:style-name="P3"/>
      <text:p text:style-name="P4">Hand-to-Hand Weapons</text:p>
      <text:p text:style-name="P3"/>
      <text:p text:style-name="P3"><text:soft-page-break/>Each hand-to-hand weapon has a damage, and FP bonus/penalty. [] gives the average damage, for reference.</text:p>
      <text:p text:style-name="P3"/>
      <text:p text:style-name="P3">Default unarmed: 1D3-1, -2 FP [0-2:1]</text:p>
      <text:p text:style-name="P3">Club: 1D4 [1-4:2.5]</text:p>
      <text:p text:style-name="P3">Dagger: 1D6, -1 FP [1-6:3.5]</text:p>
      <text:p text:style-name="P3">Staff: 1D6 [1-6:3.5]</text:p>
      <text:p text:style-name="P3">[Spear: D12 [1-12:6.5]]</text:p>
      <text:p text:style-name="P3">Shortsword or Hand Axe: 2D6 [2-12:7]</text:p>
      <text:p text:style-name="P3">Longsword or Battle Axe: 2D10 [2-20:11]</text:p>
      <text:p text:style-name="P3">Two-Handed Sword or Two-Handed Axe: 2D12 [2-24:13]</text:p>
      <text:p text:style-name="P3"/>
      <text:p text:style-name="P4">Armour</text:p>
      <text:p text:style-name="P3"/>
      <text:p text:style-name="P3">Leather: 2</text:p>
      <text:p text:style-name="P3">Chain Mail: 4</text:p>
      <text:p text:style-name="P3">Plate: 6</text:p>
      <text:p text:style-name="P3"/>
      <text:p text:style-name="P3">Shield gives armour bonus of 1, but can't be used with two-handed weapons.</text:p>
      <text:p text:style-name="P3"/>
      <text:p text:style-name="P4">Ranged Combat</text:p>
      <text:p text:style-name="P4"/>
      <text:p text:style-name="P3">To hit, the character must roll 2D6 less than or equal to BS. The damage is calculated as weapon damage - defender armour.</text:p>
      <text:p text:style-name="P3"/>
      <text:p text:style-name="P3">Shortbow: 2D8-2 [0-14:7]</text:p>
      <text:p text:style-name="P3">Longbow: 2D12-1 [1-23:12]</text:p>
      <text:p text:style-name="P3">Crossbow: 2D12+1 [3-25:14], +2 BS</text:p>
      <text:p text:style-name="P3"/>
      <text:p text:style-name="P3">Ranged weapons also have qualities: range, firing rate, ammo.</text:p>
      <text:p text:style-name="P3"/>
      <text:p text:style-name="P4">Skills</text:p>
      <text:p text:style-name="P3"/>
      <text:p text:style-name="P3">The following special skills are available.</text:p>
      <text:p text:style-name="P3"/>
      <text:p text:style-name="P3">[] means might be useful in a more general RPG, but no relevance in one that only has dungeons.</text:p>
      <text:p text:style-name="P3"/>
      <text:p text:style-name="P4">Weapon Skills</text:p>
      <text:p text:style-name="P4"/>
      <text:p text:style-name="P3">The following have levels 1-6, and increase a player's FP in combat with that weapon.</text:p>
      <text:p text:style-name="P4"/>
      <text:p text:style-name="P3">Daggers</text:p>
      <text:p text:style-name="P3">Swords</text:p>
      <text:p text:style-name="P3">[Axes]</text:p>
      <text:p text:style-name="P3">Staffs</text:p>
      <text:p text:style-name="P3">Unarmed combat</text:p>
      <text:p text:style-name="P3"/>
      <text:p text:style-name="P4">Ranged Weapon Skills</text:p>
      <text:p text:style-name="P3"/>
      <text:p text:style-name="P3">The following have levels 1-3, and increase a player's BS in ranged combat with that weapon.</text:p>
      <text:p text:style-name="P3"/>
      <text:p text:style-name="P3">Bows</text:p>
      <text:p text:style-name="P3"><text:soft-page-break/>Crossbows</text:p>
      <text:p text:style-name="P3"/>
      <text:p text:style-name="P4">Mind</text:p>
      <text:p text:style-name="P3"/>
      <text:p text:style-name="P3">The following have levels 1-5. A successful roll should be made against the player's MS+level.</text:p>
      <text:p text:style-name="P3"/>
      <text:p text:style-name="P3">Alchemy?</text:p>
      <text:p text:style-name="P3">Ancient tongue</text:p>
      <text:p text:style-name="P3">Animal lore?</text:p>
      <text:p text:style-name="P3">Barter (successful roll on buying or selling gives a more favourable price to the user).</text:p>
      <text:p text:style-name="P3">[City lore]</text:p>
      <text:p text:style-name="P3">Dungeon lore</text:p>
      <text:p text:style-name="P3">Gem lore (successful roll to determine cost - once per item)</text:p>
      <text:p text:style-name="P3">Goblin tongue?</text:p>
      <text:p text:style-name="P3">Magic?</text:p>
      <text:p text:style-name="P3">Resist magic</text:p>
      <text:p text:style-name="P3">[Wood lore]</text:p>
      <text:p text:style-name="P3"/>
      <text:p text:style-name="P4">Dexterity</text:p>
      <text:p text:style-name="P3"/>
      <text:p text:style-name="P3">Bows</text:p>
      <text:p text:style-name="P3">Climb?</text:p>
      <text:p text:style-name="P3">Lock picking?</text:p>
      <text:p text:style-name="P3">Slings</text:p>
      <text:p text:style-name="P3">Traps?</text:p>
      <text:p text:style-name="P3"/>
      <text:p text:style-name="P4">Speed</text:p>
      <text:p text:style-name="P3"/>
      <text:p text:style-name="P3">Acrobatics?</text:p>
      <text:p text:style-name="P3">Jump</text:p>
      <text:p text:style-name="P3"/>
      <text:p text:style-name="P4">Characters</text:p>
      <text:p text:style-name="P3"/>
      <text:p text:style-name="P3">Humans:</text:p>
      <text:p text:style-name="P3"/>
      <text:p text:style-name="P3">[Alchemist?]</text:p>
      <text:p text:style-name="P3">Barbarian FP 7, BS 6, S 10, A 1, M 5, D 5, B 10, Sp 2.5, End 60; Longsword</text:p>
      <text:p text:style-name="P3">[Druid?]</text:p>
      <text:p text:style-name="P3">[Mage? FP 5, BS 6, S 5, A1, M 9, D 5, B 7, Sp 2, End 40]</text:p>
      <text:p text:style-name="P3">Ranger FP 6, BS 9, S 7, A 1, M 7, D 9, B 7, Sp 3, End 50; Shortsword, Longbow</text:p>
      <text:p text:style-name="P3">Warrior FP 8, BS 7, S 8, A 1, M 6, D 7, B 8, Sp 2.75, End 60; Longsword, Shield, Leather Armour</text:p>
      <text:p text:style-name="P3"/>
      <text:p text:style-name="P3">Others:</text:p>
      <text:p text:style-name="P3"/>
      <text:p text:style-name="P3">[Dwarf FP 8; Neutral]</text:p>
      <text:p text:style-name="P3">Elf FP 6, BS 8, S 6, A 1, M 8, D 7, B 8, Sp 3.25, End 50; Shortsword, Longbow</text:p>
      <text:p text:style-name="P3"/>
      <text:p text:style-name="P4">NPCs</text:p>
      <text:p text:style-name="P3"/>
      <text:p text:style-name="P3">Goblin FP 7, BS 8, S 6, A 1, M 6, D 6, B 5, Sp 2, End 18-20; natural damage 2D6 (fake spear); 5-8 gold</text:p>
      <text:p text:style-name="P3"/>
      <text:p text:style-name="P4"><text:soft-page-break/><text:span text:style-name="T1">Goblin Champion FP 8, BS 8, S 6, A 1, M 6, D 6, B 6, Sp 2, End 22-25; natural damage 2D6 (fake </text:span><text:span text:style-name="T1">spear); 6-10 gold</text:span></text:p>
      <text:p text:style-name="P3"/>
      <text:p text:style-name="P3">Orc FP 9, BS 8, S 7, A 1, M 7, D 7, B 6, Sp 2.5, End 25-30; natural damage 2D8+3 (fake battle axe); 8-12 gold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0M31S</meta:editing-duration>
    <meta:editing-cycles>61</meta:editing-cycles>
    <meta:generator>OpenOffice.org/3.4$Win32 OpenOffice.org_project/340m1$Build-9590</meta:generator>
    <dc:date>2012-08-31T00:34:24.39</dc:date>
    <meta:document-statistic meta:table-count="0" meta:image-count="0" meta:object-count="0" meta:page-count="4" meta:paragraph-count="100" meta:word-count="644" meta:character-count="3482"/>
    <meta:user-defined meta:name="Info 1"/>
    <meta:user-defined meta:name="Info 2"/>
    <meta:user-defined meta:name="Info 3"/>
    <meta:user-defined meta:name="Info 4"/>
  </office:meta>
</office:document-meta>
</file>